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3.1307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6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unique_num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 table:number-columns-spanned="1" table:number-rows-spanned="2">
            <text:p>calibrated_sensor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10200" calcext:value-type="float">
            <text:p>10200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sensor_token</text:p>
          </table:table-cell>
          <table:table-cell office:value-type="float" office:value="10200" calcext:value-type="float">
            <text:p>10200</text:p>
          </table:table-cell>
          <table:table-cell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 table:number-columns-spanned="1" table:number-rows-spanned="4">
            <text:p>sample_annotation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1166187" calcext:value-type="float">
            <text:p>1166187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sample_token</text:p>
          </table:table-cell>
          <table:table-cell office:value-type="float" office:value="1166187" calcext:value-type="float">
            <text:p>1166187</text:p>
          </table:table-cell>
          <table:table-cell office:value-type="float" office:value="34140" calcext:value-type="float">
            <text:p>34140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instance_token</text:p>
          </table:table-cell>
          <table:table-cell office:value-type="float" office:value="1166187" calcext:value-type="float">
            <text:p>1166187</text:p>
          </table:table-cell>
          <table:table-cell office:value-type="float" office:value="64386" calcext:value-type="float">
            <text:p>64386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visibility_token</text:p>
          </table:table-cell>
          <table:table-cell office:value-type="float" office:value="1166187" calcext:value-type="float">
            <text:p>1166187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 table:number-columns-spanned="1" table:number-rows-spanned="4">
            <text:p>instance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64386" calcext:value-type="float">
            <text:p>64386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category_token</text:p>
          </table:table-cell>
          <table:table-cell office:value-type="float" office:value="64386" calcext:value-type="float">
            <text:p>64386</text:p>
          </table:table-cell>
          <table:table-cell office:value-type="float" office:value="23" calcext:value-type="float">
            <text:p>23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first_annotation_token</text:p>
          </table:table-cell>
          <table:table-cell table:number-columns-repeated="2" office:value-type="float" office:value="64386" calcext:value-type="float">
            <text:p>64386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last_annotation_token</text:p>
          </table:table-cell>
          <table:table-cell table:number-columns-repeated="2" office:value-type="float" office:value="64386" calcext:value-type="float">
            <text:p>64386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 table:number-columns-spanned="1" table:number-rows-spanned="4">
            <text:p>sample_data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2631083" calcext:value-type="float">
            <text:p>2631083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sample_token</text:p>
          </table:table-cell>
          <table:table-cell office:value-type="float" office:value="2631083" calcext:value-type="float">
            <text:p>2631083</text:p>
          </table:table-cell>
          <table:table-cell office:value-type="float" office:value="34149" calcext:value-type="float">
            <text:p>34149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ego_pose_token</text:p>
          </table:table-cell>
          <table:table-cell table:number-columns-repeated="2" office:value-type="float" office:value="2631083" calcext:value-type="float">
            <text:p>2631083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calibrated_sensor_token</text:p>
          </table:table-cell>
          <table:table-cell office:value-type="float" office:value="2631083" calcext:value-type="float">
            <text:p>2631083</text:p>
          </table:table-cell>
          <table:table-cell office:value-type="float" office:value="10200" calcext:value-type="float">
            <text:p>1020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 table:number-columns-spanned="1" table:number-rows-spanned="2">
            <text:p>sample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34149" calcext:value-type="float">
            <text:p>34149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scene_token</text:p>
          </table:table-cell>
          <table:table-cell office:value-type="float" office:value="34149" calcext:value-type="float">
            <text:p>34149</text:p>
          </table:table-cell>
          <table:table-cell office:value-type="float" office:value="850" calcext:value-type="float">
            <text:p>85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 table:number-columns-spanned="1" table:number-rows-spanned="4">
            <text:p>scene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850" calcext:value-type="float">
            <text:p>850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log_token</text:p>
          </table:table-cell>
          <table:table-cell office:value-type="float" office:value="850" calcext:value-type="float">
            <text:p>850</text:p>
          </table:table-cell>
          <table:table-cell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first_sample_token</text:p>
          </table:table-cell>
          <table:table-cell table:number-columns-repeated="2" office:value-type="float" office:value="850" calcext:value-type="float">
            <text:p>850</text:p>
          </table:table-cell>
          <table:table-cell table:number-columns-repeated="60"/>
        </table:table-row>
        <table:table-row table:style-name="ro1">
          <table:covered-table-cell table:style-name="ce1"/>
          <table:table-cell table:style-name="ce1" office:value-type="string" calcext:value-type="string">
            <text:p>last_sample_token</text:p>
          </table:table-cell>
          <table:table-cell table:number-columns-repeated="2" office:value-type="float" office:value="850" calcext:value-type="float">
            <text:p>85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ego_pose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2631083" calcext:value-type="float">
            <text:p>263108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visibility</text:p>
          </table:table-cell>
          <table:table-cell table:style-name="ce1" office:value-type="string" calcext:value-type="string">
            <text:p>toke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0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3-10-26T03:24:26</meta:creation-date>
    <dc:date>2023-10-26T11:28:52.149473830</dc:date>
    <meta:generator>LibreOffice/6.4.7.2$Linux_X86_64 LibreOffice_project/40$Build-2</meta:generator>
    <meta:editing-duration>PT3M15S</meta:editing-duration>
    <meta:editing-cycles>1</meta:editing-cycles>
    <meta:document-statistic meta:table-count="1" meta:cell-count="96" meta:object-count="0"/>
    <meta:user-defined meta:name="AppVersion">3.0</meta:user-defined>
  </office:meta>
</office:document-meta>
</file>